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ystem-ui" svg:font-family="system-ui, apple-system, BlinkMacSystemFont, 'Segoe UI', Roboto, Ubuntu, 'Helvetica Neue', sans-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0.728cm" style:rel-column-width="413*"/>
    </style:style>
    <style:style style:name="Tabelle1.B" style:family="table-column">
      <style:table-column-properties style:column-width="7.063cm" style:rel-column-width="4004*"/>
    </style:style>
    <style:style style:name="Tabelle1.C" style:family="table-column">
      <style:table-column-properties style:column-width="9.209cm" style:rel-column-width="5221*"/>
    </style:style>
    <style:style style:name="Tabelle1.A1" style:family="table-cell">
      <style:table-cell-properties fo:padding="0.097cm" fo:border-left="0.002cm solid #000000" fo:border-right="none" fo:border-top="0.002cm solid #000000" fo:border-bottom="none"/>
    </style:style>
    <style:style style:name="Tabelle1.B1" style:family="table-cell">
      <style:table-cell-properties fo:padding="0.097cm" fo:border-left="none" fo:border-right="none" fo:border-top="0.002cm solid #000000" fo:border-bottom="none"/>
    </style:style>
    <style:style style:name="Tabelle1.C1" style:family="table-cell">
      <style:table-cell-properties fo:padding="0.097cm" fo:border-left="none" fo:border-right="0.002cm solid #000000" fo:border-top="0.002cm solid #000000" fo:border-bottom="none"/>
    </style:style>
    <style:style style:name="Tabelle1.A2" style:family="table-cell" style:data-style-name="N0">
      <style:table-cell-properties fo:padding="0.097cm" fo:border-left="0.002cm solid #000000" fo:border-right="none" fo:border-top="none" fo:border-bottom="none"/>
    </style:style>
    <style:style style:name="Tabelle1.B2" style:family="table-cell">
      <style:table-cell-properties fo:padding="0.097cm" fo:border="none"/>
    </style:style>
    <style:style style:name="Tabelle1.C2" style:family="table-cell">
      <style:table-cell-properties fo:padding="0.097cm" fo:border-left="none" fo:border-right="0.002cm solid #000000" fo:border-top="none" fo:border-bottom="none"/>
    </style:style>
    <style:style style:name="Tabelle1.A18" style:family="table-cell" style:data-style-name="N0">
      <style:table-cell-properties fo:padding="0.097cm" fo:border-left="0.002cm solid #000000" fo:border-right="none" fo:border-top="none" fo:border-bottom="0.002cm solid #000000"/>
    </style:style>
    <style:style style:name="Tabelle1.B18" style:family="table-cell">
      <style:table-cell-properties fo:padding="0.097cm" fo:border-left="none" fo:border-right="none" fo:border-top="none" fo:border-bottom="0.002cm solid #000000"/>
    </style:style>
    <style:style style:name="Tabelle1.C18"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Standard">
      <style:paragraph-properties fo:text-align="end"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text-properties fo:color="#ff0000" style:font-name="Times New Roman"/>
    </style:style>
    <style:style style:name="P6" style:family="paragraph" style:parent-style-name="Standard">
      <style:paragraph-properties fo:text-align="end" style:justify-single-word="false"/>
      <style:text-properties fo:color="#ff0000" style:font-name="Times New Roman" fo:font-size="12pt" style:font-size-asian="12pt" style:font-size-complex="12pt"/>
    </style:style>
    <style:style style:name="P7" style:family="paragraph" style:parent-style-name="Standard">
      <style:paragraph-properties fo:text-align="start" style:justify-single-word="false"/>
      <style:text-properties fo:color="#ff0000" style:font-name="Times New Roman" fo:font-size="12pt" style:font-size-asian="12pt" style:font-size-complex="12pt"/>
    </style:style>
    <style:style style:name="P8" style:family="paragraph" style:parent-style-name="Standard">
      <style:paragraph-properties fo:text-align="start" style:justify-single-word="false"/>
      <style:text-properties fo:color="#000000" style:font-name="Times New Roman" fo:font-size="12pt" style:font-size-asian="12pt" style:font-size-complex="12pt"/>
    </style:style>
    <style:style style:name="P9" style:family="paragraph" style:parent-style-name="Standard">
      <style:paragraph-properties fo:text-align="start" style:justify-single-word="false"/>
      <style:text-properties fo:color="#000000" style:font-name="Times New Roman" fo:font-size="11pt" style:font-size-asian="11pt" style:font-size-complex="11pt"/>
    </style:style>
    <style:style style:name="P10"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Comic Sans MS" fo:font-size="12pt" style:font-size-asian="12pt" style:font-size-complex="12pt"/>
    </style:style>
    <style:style style:name="P12" style:family="paragraph" style:parent-style-name="Table_20_Contents">
      <style:paragraph-properties fo:text-align="start" style:justify-single-word="false"/>
      <style:text-properties fo:font-variant="normal" fo:text-transform="none" fo:color="#000000" style:font-name="Times New Roman" fo:font-size="9pt" fo:letter-spacing="normal" fo:font-style="normal" fo:font-weight="normal" style:font-size-asian="9pt" style:font-size-complex="9pt"/>
    </style:style>
    <style:style style:name="P13" style:family="paragraph" style:parent-style-name="Table_20_Contents">
      <style:paragraph-properties fo:text-align="start" style:justify-single-word="false"/>
      <style:text-properties fo:font-variant="normal" fo:text-transform="none" fo:color="#ff0000" style:font-name="Times New Roman" fo:font-size="9pt" fo:letter-spacing="normal" fo:font-style="normal" fo:font-weight="normal" style:font-size-asian="9pt" style:font-size-complex="9pt"/>
    </style:style>
    <style:style style:name="P14" style:family="paragraph" style:parent-style-name="Table_20_Contents">
      <style:paragraph-properties fo:text-align="start" style:justify-single-word="false"/>
      <style:text-properties fo:color="#000000" style:font-name="Times New Roman" fo:font-size="9pt" style:font-size-asian="9pt" style:font-size-complex="9pt"/>
    </style:style>
    <style:style style:name="P15" style:family="paragraph" style:parent-style-name="Table_20_Contents">
      <style:paragraph-properties fo:text-align="start" style:justify-single-word="false"/>
      <style:text-properties style:font-name="Times New Roman" fo:font-size="9pt" style:font-size-asian="9pt" style:font-size-complex="9pt"/>
    </style:style>
    <style:style style:name="P16" style:family="paragraph" style:parent-style-name="Table_20_Contents">
      <style:paragraph-properties fo:text-align="start" style:justify-single-word="false"/>
      <style:text-properties style:font-name="Times New Roman" fo:font-size="12pt" style:font-size-asian="12pt" style:font-size-complex="12pt"/>
    </style:style>
    <style:style style:name="P17" style:family="paragraph" style:parent-style-name="Table_20_Contents">
      <style:paragraph-properties fo:text-align="start" style:justify-single-word="false"/>
      <style:text-properties fo:color="#ff0000" style:font-name="Times New Roman" fo:font-size="9pt" style:font-size-asian="9pt" style:font-size-complex="9pt"/>
    </style:style>
    <style:style style:name="T1" style:family="text">
      <style:text-properties fo:color="#ff3333"/>
    </style:style>
    <style:style style:name="T2" style:family="text">
      <style:text-properties fo:font-variant="normal" fo:text-transform="none" fo:letter-spacing="normal" fo:font-style="normal" fo:font-weight="normal"/>
    </style:style>
    <style:style style:name="T3" style:family="text">
      <style:text-properties fo:color="#ff0000"/>
    </style:style>
    <style:style style:name="T4" style:family="text">
      <style:text-properties fo:color="#ff0000" style:font-name="Times New Roman"/>
    </style:style>
    <style:style style:name="T5" style:family="text">
      <style:text-properties fo:color="#ff0000" fo:font-weight="normal" style:font-weight-asian="normal" style:font-weight-complex="normal"/>
    </style:style>
    <style:style style:name="T6" style:family="text">
      <style:text-properties style:font-name="Times New Roman"/>
    </style:style>
    <style:style style:name="T7" style:family="text">
      <style:text-properties style:font-name="Times New Roman"/>
    </style:style>
    <style:style style:name="T8" style:family="text">
      <style:text-properties fo:color="#000000"/>
    </style:style>
    <style:style style:name="T9"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orname Name</text:p>
      <text:p text:style-name="P5">Straße XXX</text:p>
      <text:p text:style-name="P5">PLZ Stadt</text:p>
      <text:p text:style-name="P1"/>
      <text:p text:style-name="P3">Stadt, den <text:span text:style-name="T1">DATUM</text:span></text:p>
      <text:p text:style-name="P3"/>
      <text:p text:style-name="P6"><text:span text:style-name="T2">Name Krankenkasse</text:span><text:line-break/>PLZ Stadt</text:p>
      <text:p text:style-name="P3"/>
      <text:p text:style-name="P4">Antrag auf Kostenübernahme meiner gesichtfeminisierenden Operation</text:p>
      <text:p text:style-name="P4"/>
      <text:p text:style-name="P2">Sehr geehrte Mitarbeiter*innen der <text:span text:style-name="T3">Krankenkasse,</text:span></text:p>
      <text:p text:style-name="P2"/>
      <text:p text:style-name="P8">Hiermit beantrage ich eine Kostenübernahme meiner gesichtsfeminisierenden Operation in der <text:span text:style-name="T3">KLINIK</text:span>. Der dysphorische Leidensdruck, der durch meine maskuli<text:span text:style-name="T6">ne Gesichtsstruktur entsteht, ist immens. Diese ist durch die testosteronlastige Pubertät in meiner Jugend entstanden.</text:span></text:p>
      <text:p text:style-name="P8">Seite 13 der <text:span text:style-name="T2">Begutachtungsrichtlinie für Geschlechtsangleichende Maßnahmen bei Transsexualität des GKV-Spitzenverbandes zur Sicherung einer einheitlichen Begutachtung nach § 282 Absatz 2, Satz 3 SGB V</text:span> stellt eindeutig fest, dass „bei behandlungsbedürftiger Transsexualität alle primären und sekundären Geschlechtsmerkmale als krankhaft gewertet werden müssen“.</text:p>
      <text:p text:style-name="P8">Als Folge der pubertären Freisetzung männlicher Geschlechtshormone fällt meine maskuline Gesichtsstruktur unter diese Gruppe der krankhaften Merkmale.</text:p>
      <text:p text:style-name="P8">Einen Alltagstest von <text:span text:style-name="T3">X</text:span> Monaten habe ich bereits absolviert.</text:p>
      <text:p text:style-name="P8">Meine Hormonersatztherapie dauert seit dem <text:span text:style-name="T3">TT.MM.JJJJ</text:span> (<text:span text:style-name="T3">X</text:span> Monate) an, wird an der gefestigten Knochenstruktur allerdings nichts mehr ändern. Ein operativer Eingriff ist notwendig, um die Ursache für meinen dysphorischen Leidensdruck zu beheben.</text:p>
      <text:p text:style-name="P8"/>
      <text:p text:style-name="P7"><text:span text:style-name="T8">Die </text:span>KLINIK<text:span text:style-name="T8"> befindet sich im EU-Ausland und ist mit einer ca. </text:span>drei<text:span text:style-name="T8">monatigen Wartezeit nach Eingang der Erklärung auf Kostenübernahme erheblich besser geeignet, um innerhalb in einer meinem dysphorischen Leidensdruck angemessenen Zeitspanne für Linderung meiner krankhaften Körpermerkmale zu sorgen. Die Wartezeiten im Inland sind nicht zumutbar. </text:span>[bei FFS im EU-Ausland]</text:p>
      <text:p text:style-name="P8">Bitte senden mir das mitgesendete Portable Dokument S2 augefüllt mit Ihrer Bestätigung der Kostenübernahme zurück. <text:span text:style-name="T3">[bei FFS im EU-Ausland]</text:span></text:p>
      <text:p text:style-name="P8"/>
      <text:p text:style-name="P11"><text:span text:style-name="T6">Falls Sie weitere Informationen benötigen bzw. Fragen zu den mitgeschickten Unterlagen haben, so erreichen Sie mich tagsüber telefonisch unter </text:span><text:span text:style-name="T4">Telefonnummer</text:span><text:span text:style-name="T6"> oder per E-Mail unter </text:span><text:span text:style-name="T4">email@email.de</text:span></text:p>
      <text:p text:style-name="P2"/>
      <text:p text:style-name="P2">Ich freue mich sehr auf Ihre baldige Antwort.</text:p>
      <text:p text:style-name="P2"/>
      <text:p text:style-name="P2">Mit freundlichen Grüßen,</text:p>
      <text:p text:style-name="P2"/>
      <text:p text:style-name="P8">[<text:span text:style-name="T3">Vorname Name</text:span>]</text:p>
      <text:p text:style-name="P8"/>
      <text:p text:style-name="P9"><text:span text:style-name="T9">Anlagen:</text:span><text:span text:style-name="T5"> [Nicht vorhandenes streichen und die Nummer abänder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16">Nr.</text:p>
          </table:table-cell>
          <table:table-cell table:style-name="Tabelle1.B1" office:value-type="string">
            <text:p text:style-name="P16">Anlage</text:p>
          </table:table-cell>
          <table:table-cell table:style-name="Tabelle1.C1" office:value-type="string">
            <text:p text:style-name="P16">Gegebenenfalls Kommentar zum Inhalt der Anlage</text:p>
          </table:table-cell>
        </table:table-row>
        <table:table-row>
          <table:table-cell table:style-name="Tabelle1.A2" office:value-type="float" office:value="1">
            <text:p text:style-name="P12">1</text:p>
          </table:table-cell>
          <table:table-cell table:style-name="Tabelle1.B2" office:value-type="string">
            <text:p text:style-name="P12">Begutachtungsrichtlinie für Geschlechtsangleichende Maßnahmen bei Transsexualität des GKV-Spitzenverbandes zur Sicherung einer einheitlichen Begutachtung nach § 282 Absatz 2, Satz 3 SGB V Seite 13</text:p>
          </table:table-cell>
          <table:table-cell table:style-name="Tabelle1.C2" office:value-type="string">
            <text:p text:style-name="P12">Legt Grundlage für gesichtsfeminisierende Operation als krankhaft - und somit bei ausreichendem dysphorischen Leidensdruck behandlungsbedürftig – dar.</text:p>
          </table:table-cell>
        </table:table-row>
        <text:soft-page-break/>
        <table:table-row>
          <table:table-cell table:style-name="Tabelle1.A2" office:value-type="float" office:value="2">
            <text:p text:style-name="P12">2</text:p>
          </table:table-cell>
          <table:table-cell table:style-name="Tabelle1.B2" office:value-type="string">
            <text:p text:style-name="P13">Ausgefülltes Formular zum Portablem Dokument S2 [bei FFS im EU-Ausland]</text:p>
          </table:table-cell>
          <table:table-cell table:style-name="Tabelle1.C2" office:value-type="string">
            <text:p text:style-name="P13">Ermöglicht Kostenübernahme medizinischer Behandlungen im EU-Ausland wegen nicht zumutbarer Wartezeiten im Inland.</text:p>
          </table:table-cell>
        </table:table-row>
        <table:table-row>
          <table:table-cell table:style-name="Tabelle1.A2" office:value-type="float" office:value="3">
            <text:p text:style-name="P14">3</text:p>
          </table:table-cell>
          <table:table-cell table:style-name="Tabelle1.B2" office:value-type="string">
            <text:p text:style-name="P14">TSG Gutachten 1 von <text:span text:style-name="T3">Therapeut</text:span></text:p>
          </table:table-cell>
          <table:table-cell table:style-name="Tabelle1.C2" office:value-type="string">
            <text:p text:style-name="P17">z.B.: (nicht zutreffendes löschen)</text:p>
            <text:p text:style-name="P17"/>
            <text:p text:style-name="P14">Enthält die Diagnosestellung „Transsexualität“ (F64.0).</text:p>
            <text:p text:style-name="P14"/>
            <text:p text:style-name="P14">Enthält die Diagnosestellung „Anpassungsstörung“ (F43.2), diese stellt den (geschlechtsdysphorischen) Leidensdruck dar.</text:p>
            <text:p text:style-name="P14"/>
            <text:p text:style-name="P14">Enthält Angaben zur bisherigen Dauer des Alltagstests (wenn Gutachter*in und Therapeut*in dieselbe Person sind).</text:p>
            <text:p text:style-name="P14"/>
            <text:p text:style-name="P14">Enthält einen Ausschluss von Komorbiditäten.</text:p>
          </table:table-cell>
        </table:table-row>
        <table:table-row>
          <table:table-cell table:style-name="Tabelle1.A2" office:value-type="float" office:value="4">
            <text:p text:style-name="P14">4</text:p>
          </table:table-cell>
          <table:table-cell table:style-name="Tabelle1.B2" office:value-type="string">
            <text:p text:style-name="P14">TSG Gutachten 2 von <text:span text:style-name="T3">Therapeut</text:span></text:p>
          </table:table-cell>
          <table:table-cell table:style-name="Tabelle1.C2" office:value-type="string">
            <text:p text:style-name="P17">z.B.: (nicht zutreffendes löschen)</text:p>
            <text:p text:style-name="P17"/>
            <text:p text:style-name="P14">Enthält die Diagnosestellung „Transsexualität“ (F64.0).</text:p>
            <text:p text:style-name="P14"/>
            <text:p text:style-name="P14">Enthält die Diagnosestellung „Anpassungsstörung“ (F43.2), diese stellt den (geschlechtsdysphorischen) Leidensdruck dar.</text:p>
            <text:p text:style-name="P14"/>
            <text:p text:style-name="P14">Enthält Angaben zur bisherigen Dauer des Alltagstests (wenn Gutachter*in und Therapeut*in dieselbe Person sind).</text:p>
            <text:p text:style-name="P14"/>
            <text:p text:style-name="P14">Enthält einen Ausschluss von Komorbiditäten.</text:p>
          </table:table-cell>
        </table:table-row>
        <table:table-row>
          <table:table-cell table:style-name="Tabelle1.A2" office:value-type="float" office:value="5">
            <text:p text:style-name="P15">5</text:p>
          </table:table-cell>
          <table:table-cell table:style-name="Tabelle1.B2" office:value-type="string">
            <text:p text:style-name="P15">Bescheinigung der Therapiezeit bei <text:span text:style-name="T3">Therapeut</text:span></text:p>
          </table:table-cell>
          <table:table-cell table:style-name="Tabelle1.C2" office:value-type="string">
            <text:p text:style-name="P17">z.B.: (nicht zutreffendes löschen)</text:p>
            <text:p text:style-name="P17"/>
            <text:p text:style-name="P17"><text:span text:style-name="T8">Bescheinigt Behandlung bei </text:span>Psychiater*in/Psycholog*in<text:span text:style-name="T8"> von </text:span>X <text:span text:style-name="T8">Monaten</text:span></text:p>
            <text:p text:style-name="P17"><text:span text:style-name="T8"/></text:p>
            <text:p text:style-name="P17"><text:span text:style-name="T8">Enthält Beschreibung der Therapiezeit.</text:span></text:p>
          </table:table-cell>
        </table:table-row>
        <table:table-row>
          <table:table-cell table:style-name="Tabelle1.A2" office:value-type="float" office:value="6">
            <text:p text:style-name="P15">6</text:p>
          </table:table-cell>
          <table:table-cell table:style-name="Tabelle1.B2" office:value-type="string">
            <text:p text:style-name="P15">Gerichtlicher Beschluss der Vornamens- und Personenstandsänderung nach §1 und §8 TSG</text:p>
          </table:table-cell>
          <table:table-cell table:style-name="Tabelle1.C2" office:value-type="string">
            <text:p text:style-name="P15">Die Änderung offizieller Daten zeigt Bindung an die weibliche Geschlechterrolle und verdeutlicht (geschlechtsdysphorischen) krankheitswertigen Leidensdruck, der u.A. bei männlichen Dokumenten bestand.</text:p>
            <text:p text:style-name="P15"/>
            <text:p text:style-name="P15">Protokoll der Sitzung des Amtsgerichts enthält die Aussage, dass ein Alltagstest von über <text:span text:style-name="T3">18</text:span> Monaten bestanden wurde.</text:p>
          </table:table-cell>
        </table:table-row>
        <table:table-row>
          <table:table-cell table:style-name="Tabelle1.A2" office:value-type="float" office:value="7">
            <text:p text:style-name="P15">7</text:p>
          </table:table-cell>
          <table:table-cell table:style-name="Tabelle1.B2" office:value-type="string">
            <text:p text:style-name="P14">Positiver chirurgischer Vorbericht der behandelnden Klinik über die Voraussetzungen und die Prognose der geplanten Operation</text:p>
          </table:table-cell>
          <table:table-cell table:style-name="Tabelle1.C2" office:value-type="string">
            <text:p text:style-name="P14">Bestätigt, dass die Voraussetzungen und Prognose für die geplante gesichtsfeminisierende Operation positiv ist.</text:p>
          </table:table-cell>
        </table:table-row>
        <table:table-row>
          <table:table-cell table:style-name="Tabelle1.A2" office:value-type="float" office:value="8">
            <text:p text:style-name="P15">8</text:p>
          </table:table-cell>
          <table:table-cell table:style-name="Tabelle1.B2" office:value-type="string">
            <text:p text:style-name="P14">Endokrinologischer Bericht über die Hormonersatztherapie/Kontraindikationen gegen Hormonbehandlung</text:p>
          </table:table-cell>
          <table:table-cell table:style-name="Tabelle1.C2" office:value-type="string">
            <text:p text:style-name="P17">z.B.: (nicht zutreffendes löschen)</text:p>
            <text:p text:style-name="P14"/>
            <text:p text:style-name="P14">Schließt Intersexualität aus.</text:p>
            <text:p text:style-name="P14"/>
            <text:p text:style-name="P14">Enthält Bericht über Genitalstatus.</text:p>
            <text:p text:style-name="P14"/>
            <text:p text:style-name="P14">Bestätigt Hormonersatztherapie von <text:span text:style-name="T3">X</text:span> Monaten und deren feminisierende Wirkung.</text:p>
            <text:p text:style-name="P14"/>
            <text:p text:style-name="P14">Bestätigt <text:span text:style-name="T3">X</text:span> Monate des Lebens in der weiblichen Geschlechtsrolle.</text:p>
          </table:table-cell>
        </table:table-row>
        <table:table-row>
          <table:table-cell table:style-name="Tabelle1.A2" office:value-type="float" office:value="9">
            <text:p text:style-name="P14">9</text:p>
          </table:table-cell>
          <table:table-cell table:style-name="Tabelle1.B2" office:value-type="string">
            <text:p text:style-name="P14">Indikation zur gesichtsfeminisierenden Operation von <text:span text:style-name="T3">Therapeut</text:span></text:p>
          </table:table-cell>
          <table:table-cell table:style-name="Tabelle1.C2" office:value-type="string">
            <text:p text:style-name="P17">z.B.: (nicht zutreffendes löschen)</text:p>
            <text:p text:style-name="P14"/>
            <text:p text:style-name="P14">Indiziert medizinische Notwendigkeit des geplanten operativen Eingriffs.</text:p>
            <text:p text:style-name="P14"/>
            <text:p text:style-name="P14">Enthält Kurzbericht über Therapie und Lebenslauf.</text:p>
            <text:p text:style-name="P14"/>
            <text:p text:style-name="P14">Bestätigung der Diagnose der Geschlechtsdysphorie.</text:p>
            <text:p text:style-name="P14"/>
            <text:p text:style-name="P14">Enthäkt Ausschluss von Komorbiditäten.</text:p>
          </table:table-cell>
        </table:table-row>
        <table:table-row>
          <table:table-cell table:style-name="Tabelle1.A2" office:value-type="float" office:value="10">
            <text:p text:style-name="P14">10</text:p>
          </table:table-cell>
          <table:table-cell table:style-name="Tabelle1.B2" office:value-type="string">
            <text:p text:style-name="P14">Motivationsschreiben</text:p>
          </table:table-cell>
          <table:table-cell table:style-name="Tabelle1.C2" office:value-type="string">
            <text:p text:style-name="P17">ANMERKUNG</text:p>
          </table:table-cell>
        </table:table-row>
        <table:table-row>
          <table:table-cell table:style-name="Tabelle1.A2" office:value-type="float" office:value="11">
            <text:p text:style-name="P14">11</text:p>
          </table:table-cell>
          <table:table-cell table:style-name="Tabelle1.B2" office:value-type="string">
            <text:p text:style-name="P14">Tabellarischer transsexueller Lebenslauf</text:p>
          </table:table-cell>
          <table:table-cell table:style-name="Tabelle1.C2" office:value-type="string">
            <text:p text:style-name="P14">Verdeutlicht (geschlechtsdysphorischen) kranheitswertigen Leidensdruck.</text:p>
            <text:p text:style-name="P14"/>
            <text:p text:style-name="P17">[Individuelle Angaben, die ein Blankoantrag nicht vorhersehen kann]</text:p>
          </table:table-cell>
        </table:table-row>
        <text:soft-page-break/>
        <table:table-row>
          <table:table-cell table:style-name="Tabelle1.A2" office:value-type="float" office:value="12">
            <text:p text:style-name="P14">12</text:p>
          </table:table-cell>
          <table:table-cell table:style-name="Tabelle1.B2" office:value-type="string">
            <text:p text:style-name="P14">Ausgeschriebener transsexueller Lebenslauf</text:p>
          </table:table-cell>
          <table:table-cell table:style-name="Tabelle1.C2" office:value-type="string">
            <text:p text:style-name="P14">Verdeutlicht (geschlechtsdysphorischen) kranheitswertigen Leidensdruck.</text:p>
            <text:p text:style-name="P14"/>
            <text:p text:style-name="P17">[Individuelle Angaben, die ein Blankoantrag nicht vorhersehen kann]</text:p>
          </table:table-cell>
        </table:table-row>
        <table:table-row>
          <table:table-cell table:style-name="Tabelle1.A2" office:value-type="float" office:value="13">
            <text:p text:style-name="P14">13</text:p>
          </table:table-cell>
          <table:table-cell table:style-name="Tabelle1.B2" office:value-type="string">
            <text:p text:style-name="P14">Bericht der <text:s/>genitalangleichenden operativen Maßnahmen in <text:span text:style-name="T3">Klinik</text:span></text:p>
          </table:table-cell>
          <table:table-cell table:style-name="Tabelle1.C2" office:value-type="string">
            <text:p text:style-name="P14">Bescheinigt, dass genitalangleichende operative Maßnahmen stattgefunden haben.</text:p>
            <text:p text:style-name="P14"/>
            <text:p text:style-name="P17">[Individuelle Angaben, die ein Blankoantrag nicht vorhersehen kann]</text:p>
          </table:table-cell>
        </table:table-row>
        <table:table-row>
          <table:table-cell table:style-name="Tabelle1.A2" office:value-type="float" office:value="14">
            <text:p text:style-name="P14">14</text:p>
          </table:table-cell>
          <table:table-cell table:style-name="Tabelle1.B2" office:value-type="string">
            <text:p text:style-name="P14">Bescheinigung der logopädischen Behandlung in <text:span text:style-name="T3">Praxis</text:span> vom Stand <text:span text:style-name="T3">TT.MM.JJJJ</text:span></text:p>
          </table:table-cell>
          <table:table-cell table:style-name="Tabelle1.C2" office:value-type="string">
            <text:p text:style-name="P14">Bedürfnis nach einer weiblicheren Stimme zeugt von Bindung an das weibliche Geschlecht und von der Dringlichkeit des (geschlechtsdysphorischen) krankheitswertigen Leidensdrucks.</text:p>
          </table:table-cell>
        </table:table-row>
        <table:table-row>
          <table:table-cell table:style-name="Tabelle1.A2" office:value-type="float" office:value="15">
            <text:p text:style-name="P14">15</text:p>
          </table:table-cell>
          <table:table-cell table:style-name="Tabelle1.B2" office:value-type="string">
            <text:p text:style-name="P14">Bescheinigungen der Laserhaarentfernung in <text:span text:style-name="T3">Praxis </text:span>vom Stand <text:span text:style-name="T3">TT.MM.JJJJ</text:span></text:p>
          </table:table-cell>
          <table:table-cell table:style-name="Tabelle1.C2" office:value-type="string">
            <text:p text:style-name="P14">Bescheinigt, dass Laserhaarentfernung im Gesicht stattgefunden hat.</text:p>
            <text:p text:style-name="P14"/>
            <text:p text:style-name="P14">Bedürfnis nach Entfernung des Bartes zeugt von Bindung an das weibliche Geschlecht.</text:p>
          </table:table-cell>
        </table:table-row>
        <table:table-row>
          <table:table-cell table:style-name="Tabelle1.A2" office:value-type="float" office:value="16">
            <text:p text:style-name="P14">16</text:p>
          </table:table-cell>
          <table:table-cell table:style-name="Tabelle1.B2" office:value-type="string">
            <text:p text:style-name="P14">Bescheinigung der Nadelepilation in <text:span text:style-name="T3">Praxis</text:span> vom Stand <text:span text:style-name="T3">TT.MM.JJJJ</text:span></text:p>
          </table:table-cell>
          <table:table-cell table:style-name="Tabelle1.C2" office:value-type="string">
            <text:p text:style-name="P14">Bescheinigt, dass Nadelepilation im Gesicht stattgefunden hat.</text:p>
            <text:p text:style-name="P14"/>
            <text:p text:style-name="P14">Bedürfnis nach Entfernung des Bartes zeugt von Bindung an das weibliche Geschlecht.</text:p>
          </table:table-cell>
        </table:table-row>
        <table:table-row>
          <table:table-cell table:style-name="Tabelle1.A18" office:value-type="float" office:value="17">
            <text:p text:style-name="P14">17</text:p>
          </table:table-cell>
          <table:table-cell table:style-name="Tabelle1.B18" office:value-type="string">
            <text:p text:style-name="P14">Bericht des operativen Brustaufbaus in <text:span text:style-name="T3">Klinik</text:span></text:p>
          </table:table-cell>
          <table:table-cell table:style-name="Tabelle1.C18" office:value-type="string">
            <text:p text:style-name="P14">Bescheinigt, dass ein operativer Brustaufbau stattgefunden hat.</text:p>
            <text:p text:style-name="P14"/>
            <text:p text:style-name="P14">Bedürfnis nach weiblicher Brust zeugt von Bindung an das weibliche Geschlech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ystem-ui" svg:font-family="system-ui, apple-system, BlinkMacSystemFont, 'Segoe UI', Roboto, Ubuntu, 'Helvetica Neue', sans-serif"/>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ena Schmidt</meta:initial-creator>
    <meta:creation-date>2020-03-24T17:11:39.26</meta:creation-date>
    <dc:date>2020-03-24T18:30:45.56</dc:date>
    <dc:creator>Elena Schmidt</dc:creator>
    <meta:editing-duration>PT1H18M57S</meta:editing-duration>
    <meta:editing-cycles>19</meta:editing-cycles>
    <meta:generator>OpenOffice/4.1.6$Win32 OpenOffice.org_project/416m1$Build-9790</meta:generator>
    <meta:document-statistic meta:table-count="1" meta:image-count="0" meta:object-count="0" meta:page-count="3" meta:paragraph-count="98" meta:word-count="772" meta:character-count="6435"/>
  </office:meta>
</office:document-meta>
</file>